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3f811" officeooo:paragraph-rsid="0023f81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c1645" officeooo:paragraph-rsid="002c16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b59b1" officeooo:paragraph-rsid="001b59b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c1645" officeooo:paragraph-rsid="002c164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2ddd" officeooo:paragraph-rsid="001b59b1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ca2f" officeooo:paragraph-rsid="00247519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c1645" officeooo:paragraph-rsid="002c1645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32be4a" officeooo:paragraph-rsid="0032be4a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364f08" officeooo:paragraph-rsid="00364f08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59b1" officeooo:paragraph-rsid="001b59b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116e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ee61" officeooo:paragraph-rsid="0028ee6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1645" officeooo:paragraph-rsid="002c164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1d8bd" officeooo:paragraph-rsid="0031d8b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64f08" officeooo:paragraph-rsid="00364f08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8c1a6" officeooo:paragraph-rsid="0038c1a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caa9d" officeooo:paragraph-rsid="003caa9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f872a" officeooo:paragraph-rsid="003f872a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03420" officeooo:paragraph-rsid="0040342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3b9da" officeooo:paragraph-rsid="0043b9da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16ef" officeooo:paragraph-rsid="002116ef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26ca2f" officeooo:paragraph-rsid="0026ca2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6ca2f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5d59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1645" officeooo:paragraph-rsid="002c1645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f1a91" officeooo:paragraph-rsid="002f1a91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f872a" officeooo:paragraph-rsid="003f872a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403420" officeooo:paragraph-rsid="00403420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403420" officeooo:paragraph-rsid="00403420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41c1de" officeooo:paragraph-rsid="0041c1d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453c71" officeooo:paragraph-rsid="00453c71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officeooo:rsid="00364f08" officeooo:paragraph-rsid="00364f08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font-style="normal" fo:font-weight="bold" officeooo:rsid="0038c1a6" officeooo:paragraph-rsid="0038c1a6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officeooo:rsid="0034aca1" officeooo:paragraph-rsid="0034aca1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488e9e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76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78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79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80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81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962" style:font-size-asian="10.5pt" style:font-weight-asian="bold" style:font-size-complex="12pt" style:font-weight-complex="bold"/>
    </style:style>
    <style:style style:name="P82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83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239c0" style:font-size-asian="10.5pt" style:font-weight-asian="bold" style:font-size-complex="12pt" style:font-weight-complex="bold"/>
    </style:style>
    <style:style style:name="P84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47519" style:font-size-asian="10.5pt" style:font-weight-asian="bold" style:font-size-complex="12pt" style:font-weight-complex="bold"/>
    </style:style>
    <style:style style:name="P85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6ca2f" officeooo:paragraph-rsid="0026ca2f" style:font-size-asian="10.5pt" style:font-weight-asian="bold" style:font-size-complex="12pt" style:font-weight-complex="bold"/>
    </style:style>
    <style:style style:name="P86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d5a9d" officeooo:paragraph-rsid="001d5a9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519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239c0" officeooo:paragraph-rsid="002239c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75d59" officeooo:paragraph-rsid="00275d5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38c1a6" officeooo:paragraph-rsid="0038c1a6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99f4c" officeooo:paragraph-rsid="00399f4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caa9d" officeooo:paragraph-rsid="003caa9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3f872a" officeooo:paragraph-rsid="003f872a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403420" officeooo:paragraph-rsid="0040342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03420" officeooo:paragraph-rsid="0040342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403420" officeooo:paragraph-rsid="0040342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8">
      <style:paragraph-properties fo:text-align="start" style:justify-single-word="false"/>
      <style:text-properties style:font-name="Ubuntu" fo:font-size="12pt" fo:font-style="normal" style:text-underline-style="none" fo:font-weight="normal" officeooo:rsid="0041c1de" officeooo:paragraph-rsid="0041c1d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8">
      <style:paragraph-properties fo:text-align="start" style:justify-single-word="false"/>
      <style:text-properties style:font-name="Ubuntu" fo:font-size="12pt" fo:font-style="normal" style:text-underline-style="none" fo:font-weight="normal" officeooo:rsid="0043b9da" officeooo:paragraph-rsid="0043b9d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53c71" officeooo:paragraph-rsid="00453c7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bold" officeooo:rsid="0028ee61" officeooo:paragraph-rsid="0028ee61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 style:list-style-name="L29">
      <style:paragraph-properties fo:text-align="start" style:justify-single-word="false"/>
      <style:text-properties style:font-name="Ubuntu" fo:font-size="12pt" fo:font-style="normal" style:text-underline-style="none" fo:font-weight="bold" officeooo:rsid="00468d88" officeooo:paragraph-rsid="00468d88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 style:list-style-name="L29">
      <style:paragraph-properties fo:text-align="start" style:justify-single-word="false"/>
      <style:text-properties style:font-name="Ubuntu" fo:font-size="12pt" fo:font-style="normal" style:text-underline-style="none" fo:font-weight="bold" officeooo:rsid="0046cb33" officeooo:paragraph-rsid="0046cb33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 style:list-style-name="L29">
      <style:paragraph-properties fo:text-align="start" style:justify-single-word="false"/>
      <style:text-properties style:font-name="Ubuntu" fo:font-size="12pt" fo:font-style="normal" style:text-underline-style="none" fo:font-weight="bold" officeooo:rsid="0047333c" officeooo:paragraph-rsid="0047333c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120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121" style:family="paragraph" style:parent-style-name="Standard" style:list-style-name="L16">
      <style:paragraph-properties fo:text-align="start" style:justify-single-word="false"/>
      <style:text-properties officeooo:paragraph-rsid="00275d59"/>
    </style:style>
    <style:style style:name="P122" style:family="paragraph" style:parent-style-name="Standard" style:list-style-name="L19">
      <style:paragraph-properties fo:text-align="start" style:justify-single-word="false"/>
      <style:text-properties officeooo:paragraph-rsid="002f1a91"/>
    </style:style>
    <style:style style:name="P123" style:family="paragraph" style:parent-style-name="Standard" style:list-style-name="L20"/>
    <style:style style:name="P124" style:family="paragraph" style:parent-style-name="Standard" style:list-style-name="L23">
      <style:paragraph-properties fo:text-align="start" style:justify-single-word="false"/>
      <style:text-properties officeooo:rsid="002cf429" officeooo:paragraph-rsid="002cf429"/>
    </style:style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48a9a7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style="normal" style:text-underline-style="none" fo:font-weight="normal" officeooo:rsid="0026ca2f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275d5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c1645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cf42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e684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2f1a9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34aca1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bold" officeooo:rsid="00275d59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Ubuntu" fo:font-size="12pt" fo:font-style="italic" style:text-underline-style="none" fo:font-weight="normal" officeooo:rsid="00364f08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style:font-name="Ubuntu" fo:font-size="12pt" style:text-underline-style="none" fo:font-weight="normal" officeooo:rsid="003e400e" style:font-size-asian="10.5pt" style:font-weight-asian="normal" style:font-size-complex="12pt" style:font-weight-complex="normal"/>
    </style:style>
    <style:style style:name="T17" style:family="text">
      <style:text-properties style:font-name="Ubuntu" fo:font-size="12pt" style:text-underline-style="none" style:font-size-asian="10.5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4656b" style:font-weight-asian="normal" style:font-weight-complex="normal"/>
    </style:style>
    <style:style style:name="T20" style:family="text">
      <style:text-properties fo:font-weight="normal" officeooo:rsid="001a727f" style:font-weight-asian="normal" style:font-weight-complex="normal"/>
    </style:style>
    <style:style style:name="T21" style:family="text">
      <style:text-properties fo:font-weight="normal" officeooo:rsid="002cf429" style:font-weight-asian="normal" style:font-weight-complex="normal"/>
    </style:style>
    <style:style style:name="T22" style:family="text">
      <style:text-properties fo:font-weight="normal" officeooo:rsid="0048a9a7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1a4bc7"/>
    </style:style>
    <style:style style:name="T26" style:family="text">
      <style:text-properties officeooo:rsid="001a727f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116ef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2dd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39c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751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4796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53bb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ca2f" style:font-style-asian="normal" style:font-weight-asian="normal" style:font-style-complex="normal" style:font-weight-complex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c2dd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6ca2f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2e6848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4aca1" style:font-style-asian="italic" style:font-style-complex="italic"/>
    </style:style>
    <style:style style:name="T42" style:family="text">
      <style:text-properties officeooo:rsid="0026ca2f"/>
    </style:style>
    <style:style style:name="T43" style:family="text">
      <style:text-properties officeooo:rsid="00275d59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caa9d" style:font-weight-asian="bold" style:font-weight-complex="bold"/>
    </style:style>
    <style:style style:name="T46" style:family="text">
      <style:text-properties fo:font-weight="bold" officeooo:rsid="0043b9da" style:font-weight-asian="bold" style:font-weight-complex="bold"/>
    </style:style>
    <style:style style:name="T47" style:family="text">
      <style:text-properties officeooo:rsid="002a31f6"/>
    </style:style>
    <style:style style:name="T48" style:family="text">
      <style:text-properties fo:color="#c0c0c0" loext:opacity="100%"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officeooo:rsid="003caa9d"/>
    </style:style>
    <style:style style:name="T50" style:family="text">
      <style:text-properties officeooo:rsid="0043b9da"/>
    </style:style>
    <style:style style:name="T51" style:family="text">
      <style:text-properties officeooo:rsid="0047333c"/>
    </style:style>
    <style:style style:name="T52" style:family="text">
      <style:text-properties officeooo:rsid="00488e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avaScript</text:p>
      <text:p text:style-name="P1"/>
      <text:p text:style-name="P5">Java<text:span text:style-name="T42">S</text:span>cript es un lenguaje no compilado que funciona gracias a un interprete de código.</text:p>
      <text:p text:style-name="P5">Con Java<text:span text:style-name="T42">S</text:span>cript podemos dar funcionalidad a nuestra página.</text:p>
      <text:p text:style-name="P5">Se emplea tanto en entorno servidor (backend) como en entorno cliente (frontend)</text:p>
      <text:p text:style-name="P6">Se utiliza para añadir características inter<text:span text:style-name="T26">a</text:span>ctivas a nuestra página web.</text:p>
      <text:p text:style-name="P5"/>
      <text:p text:style-name="P5"/>
      <text:p text:style-name="P2">framework</text:p>
      <text:p text:style-name="P5">Es un conjunto de herramientas basadas en un lenguaje de programación compuesta por bibliotecas de código y <text:s/>patrones de diseño avanzado que sirven como base para el desarrollo de diversas aplicaciones.</text:p>
      <text:p text:style-name="P5"/>
      <text:p text:style-name="P5"/>
      <text:p text:style-name="P3">Librerías</text:p>
      <text:p text:style-name="P6">Sirven de soporte a nuestra página para incluir alguna dependencia externa.</text:p>
      <text:p text:style-name="P6"/>
      <text:p text:style-name="P6"/>
      <text:p text:style-name="P3">Colocación en HTML</text:p>
      <text:list xml:id="list240873553" text:style-name="L1">
        <text:list-item>
          <text:p text:style-name="P66">En un fichero independiente (con extensión js)</text:p>
          <text:list>
            <text:list-item>
              <text:p text:style-name="P119"><text:span text:style-name="T1">&lt;</text:span><text:span text:style-name="T2">script src=”script.js”&gt;&lt;/script&gt; </text:span><text:span text:style-name="T3">(Colocar en el head)</text:span></text:p>
            </text:list-item>
            <text:list-item>
              <text:p text:style-name="P120"><text:span text:style-name="T1">&lt;</text:span><text:span text:style-name="T2">script src=”script.js” async&gt;&lt;/script&gt; (carga asíncrona más rápida)</text:span></text:p>
              <text:list>
                <text:list-item>
                  <text:p text:style-name="P68">async: descarga el HTML y ejecuta el JavaScript al mismo tiempo.</text:p>
                </text:list-item>
                <text:list-item>
                  <text:p text:style-name="P68">defer: <text:s/>descarga el HTML y <text:s/>luego ejecuta el <text:span text:style-name="T52">javascript</text:span></text:p>
                </text:list-item>
              </text:list>
            </text:list-item>
          </text:list>
        </text:list-item>
        <text:list-item>
          <text:p text:style-name="P67">Entre etiquetas &lt;script&gt;&lt;/script&gt;</text:p>
          <text:list>
            <text:list-item>
              <text:p text:style-name="P70"><text:span text:style-name="T22">Final</text:span><text:span text:style-name="T19"> dela etiqueta</text:span><text:span text:style-name="T18"> &lt;/body&gt; </text:span><text:span text:style-name="T19">(Evita afectar a la velocidad de carga de la página)</text:span></text:p>
            </text:list-item>
          </text:list>
        </text:list-item>
        <text:list-item>
          <text:p text:style-name="P66">Dentro de una etiqueta (script en linea, no es recomendable)</text:p>
        </text:list-item>
      </text:list>
      <text:p text:style-name="P6"/>
      <text:p text:style-name="P6"/>
      <text:p text:style-name="P4">noscript</text:p>
      <text:p text:style-name="P69">Se emplea para avisar al usuario que la página web necesita usar <text:span text:style-name="T52">javascript</text:span> para funcionar correctamente e incluye un mensaje de aviso.</text:p>
      <text:p text:style-name="P7"><text:tab/>&lt;body&gt;</text:p>
      <text:p text:style-name="P7"><text:tab/><text:tab/>&lt;noscript&gt;</text:p>
      <text:p text:style-name="P69"><text:tab/><text:tab/>&lt;p&gt;Esta web no funciona sin <text:span text:style-name="T52">javascript</text:span>&lt;p&gt;</text:p>
      <text:p text:style-name="P7"><text:tab/><text:tab/>&lt;/noscript&gt;</text:p>
      <text:p text:style-name="P7"><text:tab/>&lt;/body&gt;</text:p>
      <text:p text:style-name="P8"/>
      <text:p text:style-name="P8"/>
      <text:p text:style-name="P15">Conju<text:span text:style-name="T26">n</text:span>to de reglas</text:p>
      <text:list xml:id="list884221327" text:style-name="L2">
        <text:list-item>
          <text:p text:style-name="P71">El interprete de JS ignora espacios en blanco sobrantes.</text:p>
        </text:list-item>
        <text:list-item>
          <text:p text:style-name="P71">Es case sensitive.</text:p>
        </text:list-item>
        <text:list-item>
          <text:p text:style-name="P71">No se definen los tipos de variables.</text:p>
        </text:list-item>
        <text:list-item>
          <text:p text:style-name="P71">No obliga, pero es aconsejable acabar las sentencias con “ ; “</text:p>
        </text:list-item>
        <text:list-item>
          <text:p text:style-name="P71">Se recomie<text:span text:style-name="T26">n</text:span>da incluir comentarios.</text:p>
        </text:list-item>
      </text:list>
      <text:p text:style-name="P9"/>
      <text:p text:style-name="P16">Sintaxis en JS</text:p>
      <text:list xml:id="list4050394842" text:style-name="L3">
        <text:list-item>
          <text:p text:style-name="P77"><text:span text:style-name="T18">Las variables se declaran con </text:span><text:span text:style-name="T24">let</text:span></text:p>
        </text:list-item>
        <text:list-item>
          <text:p text:style-name="P77"><text:span text:style-name="T18">Los objetos se encierran e</text:span><text:span text:style-name="T20">n</text:span><text:span text:style-name="T18">tre llaves parejas con el formato </text:span><text:span text:style-name="T24">propiedad: valor,</text:span></text:p>
        </text:list-item>
        <text:list-item>
          <text:p text:style-name="P78"><text:span text:style-name="T18">El valo</text:span><text:span text:style-name="T20">r</text:span><text:span text:style-name="T18"> de una propiedad de un objeto se obtiene con </text:span><text:span text:style-name="T24">objeto.propiedad</text:span></text:p>
        </text:list-item>
        <text:list-item>
          <text:p text:style-name="P78"><text:span text:style-name="T18">Para definir una función se recomienda usar constantes con </text:span><text:span text:style-name="T24">const</text:span></text:p>
        </text:list-item>
      </text:list>
      <text:p text:style-name="P10"/>
      <text:p text:style-name="P10"/>
      <text:p text:style-name="P17">Decl<text:span text:style-name="T26">a</text:span>raciones</text:p>
      <text:p text:style-name="P10">Ventana <text:span text:style-name="T23">alert</text:span>:</text:p>
      <text:list xml:id="list2419718549" text:style-name="L4">
        <text:list-item>
          <text:p text:style-name="P72">Usada para mostrar un mensaje después de realizar alguna acción.</text:p>
        </text:list-item>
        <text:list-item>
          <text:p text:style-name="P72">Tiene la propiedad modal, se abre en <text:span text:style-name="T25">primer</text:span> plano y no permite ma<text:span text:style-name="T25">n</text:span>ipular nada de lo que se encuentre en segundo plano.</text:p>
          <text:list>
            <text:list-item>
              <text:p text:style-name="P72">&lt;button type="button" onclick="alert('<text:span text:style-name="T25">Esto es un cuadro de alerta</text:span>')"&gt;Pro<text:span text:style-name="T25">b</text:span>ar alerta&lt;/button&gt;</text:p>
            </text:list-item>
          </text:list>
        </text:list-item>
      </text:list>
      <text:p text:style-name="P10"/>
      <text:p text:style-name="P11">Ventana <text:span text:style-name="T23">confirm</text:span>:</text:p>
      <text:list xml:id="list368578110" text:style-name="L5">
        <text:list-item>
          <text:p text:style-name="P73">Función parecida a alerta, muestra un cuadro de dialogo de confirmación.</text:p>
        </text:list-item>
        <text:list-item>
          <text:p text:style-name="P73">Ofrece dos opciones, aceptar y cancelar.</text:p>
          <text:list>
            <text:list-item>
              <text:p text:style-name="P73">Devuelve true o false.</text:p>
            </text:list-item>
          </text:list>
        </text:list-item>
      </text:list>
      <text:p text:style-name="P11"/>
      <text:p text:style-name="P11">Consola:</text:p>
      <text:list xml:id="list285832550" text:style-name="L6">
        <text:list-item>
          <text:p text:style-name="P74">Se ejecuta desde cualquier navegador pulsando f12</text:p>
        </text:list-item>
        <text:list-item>
          <text:p text:style-name="P75">Muestra el código JS para comprobar que funciona.</text:p>
          <text:list>
            <text:list-item>
              <text:p text:style-name="P75">console.log(“Texto a escribir”);</text:p>
            </text:list-item>
          </text:list>
        </text:list-item>
      </text:list>
      <text:p text:style-name="P10"/>
      <text:p text:style-name="P10"/>
      <text:p text:style-name="P20">ELEMENTOS DE CÓDIGO</text:p>
      <text:p text:style-name="P10"/>
      <text:p text:style-name="P18">Comentarios</text:p>
      <text:p text:style-name="P12">Se emplean para hacer anotaciones en el código.</text:p>
      <text:list xml:id="list227970084" text:style-name="L7">
        <text:list-item>
          <text:p text:style-name="P76">// → Para hacer comentarios en una línea.</text:p>
        </text:list-item>
        <text:list-item>
          <text:p text:style-name="P76">/* Para diversas líneas*/</text:p>
        </text:list-item>
      </text:list>
      <text:p text:style-name="P12"/>
      <text:p text:style-name="P12"/>
      <text:p text:style-name="P19">Variables</text:p>
      <text:p text:style-name="P19"><text:span text:style-name="T18">Son contenedores para almacenar valores. Se declara la variable con la palabra </text:span><text:span text:style-name="T36">let </text:span><text:span text:style-name="T29">o </text:span><text:span text:style-name="T36">var,</text:span><text:span text:style-name="T29"> a continuación </text:span><text:span text:style-name="T30">un símbolo “=” y </text:span><text:span text:style-name="T29">el valor que le queremos dar.</text:span></text:p>
      <text:p text:style-name="P19"><text:span text:style-name="T29"><text:tab/><text:tab/></text:span><text:span text:style-name="T37">let x = 5;</text:span></text:p>
      <text:p text:style-name="P25"><text:tab/><text:tab/>let y = 3;</text:p>
      <text:p text:style-name="P25"><text:tab/><text:tab/>let z = x + y;</text:p>
      <text:p text:style-name="P30"/>
      <text:p text:style-name="P31">Tipos:</text:p>
      <text:list xml:id="list1755129061" text:style-name="L8">
        <text:list-item>
          <text:p text:style-name="P86">Globales: Se definen para un entorno global.</text:p>
        </text:list-item>
        <text:list-item>
          <text:p text:style-name="P86">Locales: Definidas para un entorno concreto.</text:p>
        </text:list-item>
      </text:list>
      <text:p text:style-name="P31"/>
      <text:p text:style-name="P31">Declaraciones</text:p>
      <text:list xml:id="list799073599" text:style-name="L9">
        <text:list-item>
          <text:p text:style-name="P79"><text:span text:style-name="T27">var</text:span><text:span text:style-name="T29">: Usada para declaraciones generales y de alcance.</text:span></text:p>
          <text:list>
            <text:list-item>
              <text:p text:style-name="P87">Se hereda por referencia, por lo que puede usarse como variable global</text:p>
            </text:list-item>
          </text:list>
        </text:list-item>
        <text:list-item>
          <text:p text:style-name="P80"><text:span text:style-name="T27">let</text:span><text:span text:style-name="T29">: Usada en variables generales.</text:span></text:p>
          <text:list>
            <text:list-item>
              <text:p text:style-name="P87">Solo usada en el bloque que se ha declarado.</text:p>
            </text:list-item>
          </text:list>
        </text:list-item>
        <text:list-item>
          <text:p text:style-name="P80"><text:span text:style-name="T27">const</text:span><text:span text:style-name="T29">: Uso para datos que no pueden ser sobrescritos.</text:span></text:p>
        </text:list-item>
      </text:list>
      <text:p text:style-name="P32">Definiciones:</text:p>
      <text:list xml:id="list2432165036" text:style-name="L10">
        <text:list-item>
          <text:p text:style-name="P88">camelCase: Para variables que hacen referencia a varias palabras.</text:p>
        </text:list-item>
        <text:list-item>
          <text:p text:style-name="P88">lowercase: Para variables que referencian a una sola palabra.</text:p>
        </text:list-item>
        <text:list-item>
          <text:p text:style-name="P88">Las constantes se escriben en mayúsculas, separadas por un “_” si son dos o más.</text:p>
        </text:list-item>
      </text:list>
      <text:p text:style-name="P33"/>
      <text:p text:style-name="P34"><text:span text:style-name="T44">Tipos de operaciones</text:span>:</text:p>
      <text:list xml:id="list1180958" text:style-name="L11">
        <text:list-item>
          <text:p text:style-name="P81"><text:span text:style-name="T29">Aritmétic</text:span><text:span text:style-name="T33">a</text:span><text:span text:style-name="T29">s: </text:span></text:p>
          <text:list>
            <text:list-item>
              <text:p text:style-name="P89">+, -, *, /, %</text:p>
            </text:list-item>
          </text:list>
        </text:list-item>
        <text:list-item>
          <text:p text:style-name="P89">De comparación:</text:p>
          <text:list>
            <text:list-item>
              <text:p text:style-name="P89">&lt;, &gt;, &lt;=, &gt;=, ==, !=</text:p>
            </text:list-item>
            <text:list-item>
              <text:p text:style-name="P89">Comparación estricta ( === ) compara valor y tipo del dato.</text:p>
            </text:list-item>
          </text:list>
        </text:list-item>
        <text:list-item>
          <text:p text:style-name="P90">Lógicas</text:p>
          <text:list>
            <text:list-item>
              <text:p text:style-name="P90">AND ( &amp;&amp; )</text:p>
            </text:list-item>
            <text:list-item>
              <text:p text:style-name="P90">OR ( || )</text:p>
            </text:list-item>
            <text:list-item>
              <text:p text:style-name="P90">NOT ( ! )</text:p>
            </text:list-item>
          </text:list>
        </text:list-item>
      </text:list>
      <text:p text:style-name="P33"/>
      <text:p text:style-name="P33"/>
      <text:p text:style-name="P52">TIPO DE DATOS</text:p>
      <text:p text:style-name="P35"/>
      <text:p text:style-name="P35"><text:span text:style-name="T44">Numbers</text:span>:</text:p>
      <text:list xml:id="list114121697394232" text:continue-numbering="true" text:style-name="L11">
        <text:list-item>
          <text:p text:style-name="P82"><text:span text:style-name="T29">Positivos, negativos o decimales. Usan operadores </text:span><text:span text:style-name="T33">aritméticos.</text:span></text:p>
        </text:list-item>
      </text:list>
      <text:p text:style-name="P35"/>
      <text:p text:style-name="P21"><text:span text:style-name="T27">Strings</text:span><text:span text:style-name="T29">: Cadenas de texto, </text:span><text:span text:style-name="T32">se pueden concatenar con el operador ( + )</text:span></text:p>
      <text:list xml:id="list3460219725" text:style-name="L12">
        <text:list-item>
          <text:p text:style-name="P91">Se encierran entre comillas dobles( “ “ ), o simples( ‘ ‘ ).</text:p>
        </text:list-item>
        <text:list-item>
          <text:p text:style-name="P84"><text:span text:style-name="T29">S</text:span><text:span text:style-name="T32">e pueden concatenar con una </text:span><text:span text:style-name="T29">variable </text:span><text:span text:style-name="T32">dinámica</text:span><text:span text:style-name="T29">:</text:span></text:p>
          <text:list>
            <text:list-item>
              <text:p text:style-name="P84"><text:span text:style-name="T29"><text:s/>Usar como comillas el acento grave ( ` ` ) y la variable debe de encontrarse en el formato </text:span><text:span text:style-name="T36">${variable}</text:span><text:span text:style-name="T29">; </text:span><text:span text:style-name="T32">No necesita el operador ( + )</text:span></text:p>
            </text:list-item>
          </text:list>
        </text:list-item>
        <text:list-item>
          <text:p text:style-name="P83"><text:span text:style-name="T29">Con el carácter “ \ ” se pue</text:span><text:span text:style-name="T31">d</text:span><text:span text:style-name="T29">e a la hora de escribir un texto: </text:span></text:p>
          <text:list>
            <text:list-item>
              <text:p text:style-name="P91">\n → Hacer un sato de línea</text:p>
            </text:list-item>
            <text:list-item>
              <text:p text:style-name="P91">\t → Hacer un tabulado</text:p>
            </text:list-item>
            <text:list-item>
              <text:p text:style-name="P92">Escapar los caracteres ( ‘ “ y \ ).</text:p>
            </text:list-item>
          </text:list>
        </text:list-item>
      </text:list>
      <text:p text:style-name="P33"/>
      <text:p text:style-name="P37"><text:span text:style-name="T44">Booleans: </text:span>true / false</text:p>
      <text:list xml:id="list270934610" text:style-name="L13">
        <text:list-item>
          <text:p text:style-name="P93">Emplean operadores de comparación.</text:p>
          <text:p text:style-name="P94"/>
        </text:list-item>
      </text:list>
      <text:p text:style-name="P36"/>
      <text:p text:style-name="P23"><text:span text:style-name="T28">n</text:span><text:span text:style-name="T27">ull y undefined</text:span><text:span text:style-name="T29">:</text:span></text:p>
      <text:list xml:id="list1284277339" text:style-name="L14">
        <text:list-item>
          <text:p text:style-name="P95">undefined: Ausencia de valor.</text:p>
        </text:list-item>
        <text:list-item>
          <text:p text:style-name="P95">null: Tiene un valor que es null.</text:p>
        </text:list-item>
      </text:list>
      <text:p text:style-name="P36"/>
      <text:p text:style-name="P22"><text:span text:style-name="T28">A</text:span><text:span text:style-name="T27">rrays</text:span><text:span text:style-name="T29">: </text:span><text:span text:style-name="T34">Objeto similar a una lista que posee métodos para efectuar operaciones de <text:tab/>recorrido y mutación de esta.</text:span></text:p>
      <text:p text:style-name="P22"><text:span text:style-name="T34"><text:tab/><text:tab/></text:span><text:span text:style-name="T35">v</text:span><text:span text:style-name="T38">ar matriz = [valor, valor, “valor”];</text:span></text:p>
      <text:p text:style-name="P26"/>
      <text:list xml:id="list3390049465" text:style-name="L15">
        <text:list-item>
          <text:p text:style-name="P96">Tanto la longitud como el tipo de elementos son variables.</text:p>
        </text:list-item>
        <text:list-item>
          <text:p text:style-name="P97">Métodos:</text:p>
          <text:list>
            <text:list-item>
              <text:p text:style-name="P85"><text:span text:style-name="T29">.push(</text:span><text:span text:style-name="T36">valor</text:span><text:span text:style-name="T29">) Añade un valor al final de la matriz.</text:span></text:p>
            </text:list-item>
            <text:list-item>
              <text:p text:style-name="P97">.shift() Remueve el primer valor de la matriz y lo devuelve para procesarlo.</text:p>
            </text:list-item>
            <text:list-item>
              <text:p text:style-name="P97">.pop() Remueve el último valor de la matriz y lo devuelve para procesarlo.</text:p>
            </text:list-item>
          </text:list>
        </text:list-item>
      </text:list>
      <text:p text:style-name="P36"/>
      <text:p text:style-name="P53">Condicionales</text:p>
      <text:p text:style-name="P40"/>
      <text:p text:style-name="P54">if, <text:span text:style-name="T43">else if, else</text:span><text:span text:style-name="T18">: </text:span></text:p>
      <text:list xml:id="list4132878616" text:style-name="L16">
        <text:list-item>
          <text:p text:style-name="P121"><text:span text:style-name="T5">Si dentro del paréntesis <text:s/></text:span><text:span text:style-name="T6">del if </text:span><text:span text:style-name="T5">la condición es verdadera, se ejecuta el código dentro de las llaves. </text:span></text:p>
        </text:list-item>
        <text:list-item>
          <text:p text:style-name="P121"><text:span text:style-name="T6">De no ser así, se comprueba que la condición del </text:span><text:span text:style-name="T12">else if</text:span><text:span text:style-name="T6"> es verdadera, </text:span><text:span text:style-name="T5">se ejecuta el código dentro de las llaves <text:s/></text:span><text:span text:style-name="T6">del else if.</text:span></text:p>
        </text:list-item>
        <text:list-item>
          <text:p text:style-name="P121"><text:span text:style-name="T5">En caso contrario, </text:span><text:span text:style-name="T6">si no se cumple ninguna condición else if, se ejecuta el código después del </text:span><text:span text:style-name="T12">else</text:span><text:span text:style-name="T6"> y se </text:span><text:span text:style-name="T5">continua con el programa.</text:span></text:p>
        </text:list-item>
      </text:list>
      <text:p text:style-name="P40"/>
      <text:p text:style-name="P55">switch:</text:p>
      <text:list xml:id="list2576124623" text:style-name="L17">
        <text:list-item>
          <text:p text:style-name="P98">Conjunto de condiciones (case) que si coinciden con ese valor del switch, ejecutan esa parte del código.</text:p>
        </text:list-item>
        <text:list-item>
          <text:p text:style-name="P98">Si el valor de switch no coincide con ninguna condición se usa el default.</text:p>
        </text:list-item>
      </text:list>
      <text:p text:style-name="P37"/>
      <text:p text:style-name="P37"/>
      <text:p text:style-name="P54"><text:s/><text:span text:style-name="T43">B</text:span>ucles</text:p>
      <text:p text:style-name="P38">Son estructuras empleadas para repetir sentencias un determinado número de veces.</text:p>
      <text:list xml:id="list1888230506" text:style-name="L18">
        <text:list-item>
          <text:p text:style-name="P115">for<text:span text:style-name="T18">: Estructura repetitiva empleada para recorrer arrays.</text:span></text:p>
        </text:list-item>
        <text:list-item>
          <text:p text:style-name="P115">do while<text:span text:style-name="T18">: Repite al menos una vez una sentencia.</text:span></text:p>
        </text:list-item>
        <text:list-item>
          <text:p text:style-name="P115"><text:span text:style-name="T47">w</text:span>hile<text:span text:style-name="T18">: Puede repetir o no una sentencia</text:span></text:p>
        </text:list-item>
      </text:list>
      <text:p text:style-name="P13"/>
      <text:p text:style-name="P13"/>
      <text:p text:style-name="P24">OBJETOS</text:p>
      <text:p text:style-name="P14">Son variables capaces de contener a otras variables (denominadas propiedades) y puede contener funciones (denominadas métodos).</text:p>
      <text:p text:style-name="P24"><text:span text:style-name="T18"><text:tab/><text:tab/></text:span><text:span text:style-name="T36">Var miObjeto = {</text:span></text:p>
      <text:p text:style-name="P27"><text:tab/><text:tab/><text:tab/>nombre: “Benito”,</text:p>
      <text:p text:style-name="P27"><text:tab/><text:tab/><text:tab/>edad: 73</text:p>
      <text:p text:style-name="P27"><text:tab/><text:tab/>};</text:p>
      <text:list xml:id="list3770931545" text:style-name="L19">
        <text:list-item>
          <text:p text:style-name="P122"><text:span text:style-name="T7">Mediante </text:span><text:span text:style-name="T8">la “notación de punto”:</text:span></text:p>
          <text:list>
            <text:list-item>
              <text:p text:style-name="P122"><text:span text:style-name="T10">S</text:span><text:span text:style-name="T8">e puede acceder al las propiedades del objeto.</text:span></text:p>
            </text:list-item>
          </text:list>
        </text:list-item>
      </text:list>
      <text:p text:style-name="P56"><text:span text:style-name="T21"><text:tab/><text:tab/><text:tab/></text:span><text:span text:style-name="T39">alert(miObjeto.nombre);</text:span></text:p>
      <text:p text:style-name="P39"/>
      <text:list xml:id="list2044942733" text:style-name="L20">
        <text:list-item>
          <text:p text:style-name="P123"><text:span text:style-name="T9">S</text:span><text:span text:style-name="T10">e puede modificar los valores de las propiedades del objeto.</text:span></text:p>
        </text:list-item>
      </text:list>
      <text:p text:style-name="P57"><text:span text:style-name="T18"><text:tab/><text:tab/><text:tab/></text:span><text:span text:style-name="T36">miObjeto.edad = 69</text:span></text:p>
      <text:p text:style-name="P39"/>
      <text:p text:style-name="P39"/>
      <text:p text:style-name="P42">Constructor</text:p>
      <text:p text:style-name="P42">Es una función especial para crear objetos.</text:p>
      <text:list xml:id="list49911184" text:style-name="L21">
        <text:list-item>
          <text:p text:style-name="P99">Puede o no llevar parámetros</text:p>
        </text:list-item>
        <text:list-item>
          <text:p text:style-name="P99">Empleamos <text:span text:style-name="T40">this.</text:span> Para hacer referencia a los atributos de la clase.</text:p>
        </text:list-item>
      </text:list>
      <text:p text:style-name="P43"><text:tab/><text:tab/><text:span text:style-name="T40">function miObjeto ( valor</text:span><text:span text:style-name="T41">f</text:span><text:span text:style-name="T40">1, valor</text:span><text:span text:style-name="T41">f</text:span><text:span text:style-name="T40">2){</text:span></text:p>
      <text:p text:style-name="P43"><text:span text:style-name="T40"><text:tab/><text:tab/><text:tab/>this.valor1 = valor</text:span><text:span text:style-name="T41">f</text:span><text:span text:style-name="T40">1;</text:span></text:p>
      <text:p text:style-name="P43"><text:span text:style-name="T40"><text:tab/><text:tab/><text:tab/>this.valor2 = valor</text:span><text:span text:style-name="T41">f</text:span><text:span text:style-name="T40">2;</text:span></text:p>
      <text:p text:style-name="P28"><text:tab/><text:tab/>};</text:p>
      <text:list xml:id="list3222135566" text:style-name="L22">
        <text:list-item>
          <text:p text:style-name="P100">Empleando el operador <text:span text:style-name="T44">new</text:span> podemos crear objetos</text:p>
        </text:list-item>
      </text:list>
      <text:p text:style-name="P44"><text:tab/><text:tab/><text:span text:style-name="T40">const cosaAlgo = new miObjeto(valor1, valor2);</text:span></text:p>
      <text:p text:style-name="P39"/>
      <text:p text:style-name="P41">Funciones:</text:p>
      <text:list xml:id="list400926949" text:style-name="L23">
        <text:list-item>
          <text:p text:style-name="P102">Son “subprogramas” que pueden ser llamados por código externo a la función.</text:p>
        </text:list-item>
        <text:list-item>
          <text:p text:style-name="P102">Poseen sus propias declaraciones.</text:p>
        </text:list-item>
        <text:list-item>
          <text:p text:style-name="P124"><text:span text:style-name="T4">Puede</text:span><text:span text:style-name="T11">n</text:span><text:span text:style-name="T4"> recibir y </text:span><text:span text:style-name="T9">(siempre) </text:span><text:span text:style-name="T4">devolver valores.</text:span></text:p>
        </text:list-item>
        <text:list-item>
          <text:p text:style-name="P101">Las variables que se definen dentro de la función son variables locales</text:p>
        </text:list-item>
        <text:list-item>
          <text:p text:style-name="P101">Pueden usar parámetros, tanto para recibir valores como para devolverlos.</text:p>
        </text:list-item>
      </text:list>
      <text:p text:style-name="P65"><text:span text:style-name="T4"><text:tab/><text:tab/></text:span><text:span text:style-name="T14">function suma(a, b){</text:span></text:p>
      <text:p text:style-name="P29"><text:tab/><text:tab/><text:tab/>console.log(a +b);</text:p>
      <text:p text:style-name="P29"><text:tab/><text:tab/>};</text:p>
      <text:p text:style-name="P45"/>
      <text:p text:style-name="P45"/>
      <text:p text:style-name="P45">Operadores ternarios:</text:p>
      <text:p text:style-name="P45">Dependiendo de si la condición es true o false muestran el bloque 1 o el 2</text:p>
      <text:p text:style-name="P63"><text:span text:style-name="T15"><text:tab/><text:tab/></text:span><text:span text:style-name="T13">console.log(1&gt;2</text:span></text:p>
      <text:p text:style-name="P63"><text:span text:style-name="T13"><text:tab/><text:tab/><text:tab/>? ”El primero es mayor” </text:span><text:span text:style-name="T48">// Bloque 1</text:span></text:p>
      <text:p text:style-name="P63"><text:span text:style-name="T13"><text:tab/><text:tab/><text:tab/>: “El segundo es mayor”); </text:span><text:span text:style-name="T48">// Bloque 2</text:span></text:p>
      <text:p text:style-name="P45"/>
      <text:p text:style-name="P45"/>
      <text:p text:style-name="P64"><text:span text:style-name="T17">DOM</text:span><text:span text:style-name="T15"> </text:span><text:span text:style-name="T16">(Modelo de objeto de documentos) - </text:span><text:span text:style-name="T15">Árbol de nodos</text:span></text:p>
      <text:p text:style-name="P46">Permite a los programadores acceder y manipular las páginas web como si fueran documentos XML</text:p>
      <text:list xml:id="list1736351362" text:style-name="L24">
        <text:list-item>
          <text:p text:style-name="P103">Toda página HTML parte de un nodo raíz llamado “Document”</text:p>
        </text:list-item>
        <text:list-item>
          <text:p text:style-name="P103">Cada etiqueta HTML se transforma en un nodo de tipo “Elemento”</text:p>
        </text:list-item>
        <text:list-item>
          <text:p text:style-name="P104">Esta conversión se realiza de forma jerárquica.</text:p>
        </text:list-item>
      </text:list>
      <text:p text:style-name="P47">Para acceder a los elementos empleamos el método document seguido de:</text:p>
      <text:list xml:id="list3383859918" text:style-name="L25">
        <text:list-item>
          <text:p text:style-name="P105"><text:span text:style-name="T44">.getElementsByTagName</text:span>(“valor”):</text:p>
          <text:list>
            <text:list-item>
              <text:p text:style-name="P105">Obtiene todos los elementos de la página que tengan el nombre igual al parámetro que se pasa a la función y los almacena en una array.</text:p>
            </text:list-item>
          </text:list>
        </text:list-item>
        <text:list-item>
          <text:p text:style-name="P105"><text:span text:style-name="T44">.getElementsById</text:span>(“identificador”):</text:p>
          <text:list>
            <text:list-item>
              <text:p text:style-name="P106">Accede a un nodo que tenga la id especificada en la función.</text:p>
            </text:list-item>
          </text:list>
        </text:list-item>
        <text:list-item>
          <text:p text:style-name="P106"><text:span text:style-name="T44">.</text:span><text:span text:style-name="T45">getElementsByName</text:span><text:span text:style-name="T49">(“valor”):</text:span></text:p>
          <text:list>
            <text:list-item>
              <text:p text:style-name="P107">Obtiene todos los elementos con el atributo “name” que coincida con “valor”</text:p>
            </text:list-item>
          </text:list>
        </text:list-item>
        <text:list-item>
          <text:p text:style-name="P107"><text:span text:style-name="T44">.getElementsByClassName</text:span>(“valor”):</text:p>
          <text:list>
            <text:list-item>
              <text:p text:style-name="P107">Accede a todos los elementos con el atributo class pasado como “valor”</text:p>
            </text:list-item>
          </text:list>
        </text:list-item>
      </text:list>
      <text:p text:style-name="P48"/>
      <text:p text:style-name="P58">Objeto window</text:p>
      <text:p text:style-name="P49">Objeto del cual cuelgan los demás como si fueran propiedades suyas. Crea un objeto de este tipo para cada ventana para lanzar una página web.</text:p>
      <text:p text:style-name="P49"/>
      <text:p text:style-name="P49">Temporizadores:</text:p>
      <text:list xml:id="list599554636" text:style-name="L26">
        <text:list-item>
          <text:p text:style-name="P108"><text:span text:style-name="T44">.setTimeOut</text:span>(función, milisegundos):</text:p>
          <text:list>
            <text:list-item>
              <text:p text:style-name="P108">Se ejecuta la función en primer lugar y luego el tiempo indicado.</text:p>
            </text:list-item>
          </text:list>
        </text:list-item>
        <text:list-item>
          <text:p text:style-name="P108"><text:span text:style-name="T44">.setInterval</text:span>(función, milisegundos): Llama a la función durante el tiempo indicado.</text:p>
          <text:list>
            <text:list-item>
              <text:p text:style-name="P109">Se cancela con <text:span text:style-name="T44">.clearInterval</text:span></text:p>
            </text:list-item>
          </text:list>
        </text:list-item>
      </text:list>
      <text:p text:style-name="P50"/>
      <text:p text:style-name="P59">outerHTML<text:span text:style-name="T18">: Retorna el contenido del HTML en formato texto.</text:span></text:p>
      <text:p text:style-name="P50"/>
      <text:p text:style-name="P60">Invocar funciones sencillas con href</text:p>
      <text:p text:style-name="P50">Mediante un enlace se pueden incluir sentencias de JS :</text:p>
      <text:list xml:id="list4263952536" text:style-name="L27">
        <text:list-item>
          <text:p text:style-name="P111">&lt;a href=”javascript:alert(‘Hola gente’)”&gt;Mensaje&lt;/a&gt;</text:p>
        </text:list-item>
      </text:list>
      <text:p text:style-name="P50"/>
      <text:p text:style-name="P50"/>
      <text:p text:style-name="P61">Nuevos métodos de selección</text:p>
      <text:list xml:id="list1261490589" text:style-name="L28">
        <text:list-item>
          <text:p text:style-name="P112"><text:span text:style-name="T44">.</text:span><text:span text:style-name="T46">querySelectorAll</text:span><text:span text:style-name="T50">(): Devuelve todos los elementos indicados en el paréntesis en forma de vector en el mismo orden del la página.</text:span></text:p>
          <text:list>
            <text:list-item>
              <text:p text:style-name="P113">Empleando una “ ,” podemos apuntar a diversos elementos al mismo tiempo.</text:p>
            </text:list-item>
          </text:list>
        </text:list-item>
      </text:list>
      <text:p text:style-name="P51"/>
      <text:p text:style-name="P51"/>
      <text:p text:style-name="P62">Eventos</text:p>
      <text:p text:style-name="P114">Son acontecimientos que suceden cuando ocurre cierto tipo de situación. Estos eventos están asociados a un elemento dentro de la ventana de navegación. Ejemplos:</text:p>
      <text:p text:style-name="P114">Seleccionar, hacer click, pasar el ratón por un elemento…</text:p>
      <text:list xml:id="list4243706174" text:style-name="L29">
        <text:list-item>
          <text:p text:style-name="P116">.addEventListener<text:span text:style-name="T18">(“</text:span><text:span text:style-name="T36">evento”, función)</text:span><text:span text:style-name="T18"> : Produce un evento. Eventos:</text:span></text:p>
          <text:list>
            <text:list-item>
              <text:p text:style-name="P116">moseup<text:span text:style-name="T18">: Cuando se suelta el botón del ratón pulsado.</text:span></text:p>
            </text:list-item>
            <text:list-item>
              <text:p text:style-name="P116">mousemove<text:span text:style-name="T18">: cuando el puntero se encuentra encima del elemento.</text:span></text:p>
            </text:list-item>
            <text:list-item>
              <text:p text:style-name="P116">contextmenu<text:span text:style-name="T18">: cuando se pulsa el botón derecho.</text:span></text:p>
            </text:list-item>
            <text:list-item>
              <text:p text:style-name="P117">change<text:span text:style-name="T18">: Se produce cuando un cuadro de texto (&lt;input&gt; ó &lt;textarea&gt;) pierde el foco y su contenido ha variado. También con un elemento &lt;select&gt; cuando varía su valor.</text:span></text:p>
            </text:list-item>
            <text:list-item>
              <text:p text:style-name="P117">submit / <text:span text:style-name="T51">reset</text:span><text:span text:style-name="T18">: Cuando se pulsa un botón de este tipo.</text:span></text:p>
            </text:list-item>
            <text:list-item>
              <text:p text:style-name="P118">resize<text:span text:style-name="T18">: cuando se redimensiona la ventana del navegador.</text:span></text:p>
            </text:list-item>
            <text:list-item>
              <text:p text:style-name="P118">scroll<text:span text:style-name="T18">: Cuando se utiliza una barra de desplazamiento.</text:span></text:p>
            </text:list-item>
            <text:list-item>
              <text:p text:style-name="P118">focus<text:span text:style-name="T18">: Cuando un elemento obtiene el foco.</text:span></text:p>
            </text:list-item>
            <text:list-item>
              <text:p text:style-name="P118">blur<text:span text:style-name="T18">: Cuando un elemento pierde el foc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15T11:41:20.196152605</dc:date>
    <meta:editing-duration>PT2H45M45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6" meta:paragraph-count="195" meta:word-count="1579" meta:character-count="9259" meta:non-whitespace-character-count="7914"/>
  </office:meta>
</office:document-meta>
</file>